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Dokument wurde ersetzt, weil beim originären Dokument </text:p>
      <text:p text:style-name="Standard">potentiell schadhafter Code entdeckt wurde. </text:p>
      <text:p text:style-name="Standard">Das Original wird nicht ausgeliefert. </text:p>
      <text:p text:style-name="Standard"/>
      <text:p text:style-name="Standard">Gematik ePA AV-Ga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21" meta:character-count="159" meta:non-whitespace-character-count="139"/>
    <meta:generator>LibreOfficeDev/6.0.5.2$Linux_X86_64 LibreOffice_project/</meta:generator>
  </office:meta>
</office:document-meta>
</file>